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outline1">
      <style:graphic-properties draw:fill-color="#ffffff" draw:auto-grow-height="true" fo:min-height="13.86cm"/>
    </style:style>
    <style:style style:name="pr6" style:family="presentation" style:parent-style-name="Android-outline1">
      <style:graphic-properties draw:fill-color="#ffffff" fo:min-height="13.609cm"/>
    </style:style>
    <style:style style:name="pr7" style:family="presentation" style:parent-style-name="Android-title">
      <style:graphic-properties fo:min-height="3.506cm"/>
    </style:style>
    <style:style style:name="pr8" style:family="presentation" style:parent-style-name="Android-outline1">
      <style:graphic-properties fo:min-height="13.859cm"/>
    </style:style>
    <style:style style:name="pr9" style:family="presentation" style:parent-style-name="Android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style:use-window-font-color="true"/>
    </style:style>
    <style:style style:name="P5" style:family="paragraph">
      <style:paragraph-properties fo:margin-left="1.2cm" fo:margin-right="0cm" fo:text-indent="-0.9cm"/>
      <style:text-properties style:use-window-font-color="true" fo:font-family="'Comic Sans MS'" style:font-family-generic="script" style:font-pitch="variable"/>
    </style:style>
    <style:style style:name="P6" style:family="paragraph">
      <style:text-properties style:use-window-font-color="true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indent="-0.9cm"/>
      <style:text-properties style:use-window-font-color="true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family="Consolas" style:font-pitch="fixed" fo:font-size="22pt" style:font-size-asian="22pt" style:font-size-complex="22pt"/>
    </style:style>
    <style:style style:name="T4" style:family="text">
      <style:text-properties style:use-window-font-color="true" fo:font-family="Consolas" style:font-pitch="fixed"/>
    </style:style>
    <style:style style:name="T5" style:family="text">
      <style:text-properties style:use-window-font-color="true" fo:font-family="Corbe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Map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Mapping Options</text:p>
          </draw:text-box>
        </draw:frame>
        <draw:frame presentation:style-name="pr4" draw:text-style-name="P5" draw:layer="layout" svg:width="25.199cm" svg:height="14.38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Google Maps</text:span></text:p>
                <text:list>
                  <text:list-item>
                    <text:p text:style-name="P4"><text:span text:style-name="T2">The traditional choice</text:span></text:p>
                  </text:list-item>
                  <text:list-item>
                    <text:p text:style-name="P4"><text:span text:style-name="T2">Limited by API Terms of Service</text:span></text:p>
                  </text:list-item>
                </text:list>
              </text:list-item>
              <text:list-item>
                <text:p text:style-name="P4"><text:span text:style-name="T2">OpenStreetMap</text:span></text:p>
                <text:list>
                  <text:list-item>
                    <text:p text:style-name="P4"><text:span text:style-name="T2">The Wikipedia of mapping services</text:span></text:p>
                  </text:list-item>
                  <text:list-item>
                    <text:p text:style-name="P4"><text:span text:style-name="T2">Creative Commons-licensed data</text:span></text:p>
                  </text:list-item>
                  <text:list-item>
                    <text:p text:style-name="P4"><text:span text:style-name="T2">Basic Android support available</text:span></text:p>
                  </text:list-item>
                  <text:list-item>
                    <text:p text:style-name="P4"><text:span text:style-name="T2">http://www.openstreetmap.org/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Mapping Optional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Google Maps Not Part of Android</text:span></text:p>
                <text:list>
                  <text:list-item>
                    <text:p text:style-name="P4"><text:span text:style-name="T2">Optional commercial component</text:span></text:p>
                  </text:list-item>
                  <text:list-item>
                    <text:p text:style-name="P4"><text:span text:style-name="T2">Some devices may elect not to include</text:span></text:p>
                    <text:list>
                      <text:list-item>
                        <text:p text:style-name="P4"><text:span text:style-name="T2">Odds are good it will be there, but not 100% certain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Requires Manifest Change</text:span></text:p>
                <text:list>
                  <text:list-item>
                    <text:p text:style-name="P6"><text:span text:style-name="T3">&lt;uses-library</text:span><text:span text:style-name="T3"><text:line-break/></text:span><text:span text:style-name="T3">android:name="com.google.android.maps"</text:span><text:span text:style-name="T3"><text:line-break/></text:span><text:span text:style-name="T3">android:required="true" /&gt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API Ke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API Key to Access Service</text:span></text:p>
                <text:list>
                  <text:list-item>
                    <text:p text:style-name="P4"><text:span text:style-name="T2">Without it, mapping library will not work</text:span></text:p>
                  </text:list-item>
                  <text:list-item>
                    <text:p text:style-name="P4"><text:span text:style-name="T2">Development vs. Production</text:span></text:p>
                    <text:list>
                      <text:list-item>
                        <text:p text:style-name="P4"><text:span text:style-name="T2">Development key works for emulator</text:span></text:p>
                      </text:list-item>
                      <text:list-item>
                        <text:p text:style-name="P4"><text:span text:style-name="T2">Production key tied to code signing certificate, used for deploying app to devices</text:span></text:p>
                      </text:list-item>
                    </text:list>
                  </text:list-item>
                  <text:list-item>
                    <text:p text:style-name="P4"><text:span text:style-name="T2">Must agree to Terms of Service to get key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Using MapActivity and MapView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The Layout</text:span></text:p>
                <text:list>
                  <text:list-item>
                    <text:p text:style-name="P4"><text:span text:style-name="T2">Include a com.google.android.maps.MapView widget</text:span></text:p>
                    <text:list>
                      <text:list-item>
                        <text:p text:style-name="P4"><text:span text:style-name="T4">android:apiKey="..."</text:span></text:p>
                      </text:list-item>
                      <text:list-item>
                        <text:p text:style-name="P4"><text:span text:style-name="T4">android:clickable="true"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The Activity</text:span></text:p>
                <text:list>
                  <text:list-item>
                    <text:p text:style-name="P4"><text:span text:style-name="T2">Subclass MapActivity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Using MapActivity and MapView</text:p>
          </draw:text-box>
        </draw:frame>
        <draw:frame presentation:style-name="pr5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MapView and MapController</text:span></text:p>
                <text:list>
                  <text:list-item>
                    <text:p text:style-name="P4"><text:span text:style-name="T2">Get MapView via </text:span><text:span text:style-name="T4">findViewById()</text:span></text:p>
                  </text:list-item>
                  <text:list-item>
                    <text:p text:style-name="P4"><text:span text:style-name="T2">Get MapController via </text:span><text:span text:style-name="T4">MapView#getMapController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Using MapActivity and MapView</text:p>
          </draw:text-box>
        </draw:frame>
        <draw:frame presentation:style-name="pr5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Likely MapController Methods</text:span></text:p>
                <text:list>
                  <text:list-item>
                    <text:p text:style-name="P4"><text:span text:style-name="T4">setZoom()</text:span><text:span text:style-name="T2"> takes 1 to 21 (1=world, 21=tightest zoom)</text:span></text:p>
                  </text:list-item>
                  <text:list-item>
                    <text:p text:style-name="P4"><text:span text:style-name="T4">setCenter()</text:span><text:span text:style-name="T2"> takes a GeoPoint</text:span></text:p>
                    <text:list>
                      <text:list-item>
                        <text:p text:style-name="P4"><text:span text:style-name="T2">Like a location, but fixed point, 1E6-based</text:span><text:span text:style-name="T2"><text:line-break/></text:span><text:span text:style-name="T2">latitude and longitude</text:span></text:p>
                      </text:list-item>
                      <text:list-item>
                        <text:p text:style-name="P4"><text:span text:style-name="T2">Why? Floating-point co-processor not always availabl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Map Overlays</text:p>
          </draw:text-box>
        </draw:frame>
        <draw:frame presentation:style-name="pr6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Overlays = The Ubiquitous Push-Pins</text:span></text:p>
                <text:list>
                  <text:list-item>
                    <text:p text:style-name="P4"><text:span text:style-name="T2">Allow you to mark spots on the map</text:span></text:p>
                  </text:list-item>
                  <text:list-item>
                    <text:p text:style-name="P4"><text:span text:style-name="T2">You provide data in terms of locations, Android handles converting to actual spots on the screen</text:span></text:p>
                  </text:list-item>
                  <text:list-item>
                    <text:p text:style-name="P4"><text:span text:style-name="T2">You choose the graphics to use</text:span></text:p>
                  </text:list-item>
                  <text:list-item>
                    <text:p text:style-name="P4"><text:span text:style-name="T2">You choose what to do when the user taps a</text:span><text:span text:style-name="T2"><text:line-break/></text:span><text:span text:style-name="T2">graphi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p Overlays</text:p>
          </draw:text-box>
        </draw:frame>
        <draw:frame presentation:style-name="pr8" draw:text-style-name="P6" draw:layer="layout" svg:width="25.199cm" svg:height="13.859cm" svg:x="1.4cm" svg:y="4.914cm" presentation:class="outline">
          <draw:text-box>
            <text:list text:style-name="L2">
              <text:list-item>
                <text:p text:style-name="P6"><text:span text:style-name="T2">Overlay</text:span></text:p>
                <text:list>
                  <text:list-item>
                    <text:p text:style-name="P6"><text:span text:style-name="T2">For drawing lines and shaded areas</text:span></text:p>
                  </text:list-item>
                  <text:list-item>
                    <text:p text:style-name="P6"><text:span text:style-name="T2">You use Projection object to convert between geographic coordinates and screen coordinates</text:span></text:p>
                  </text:list-item>
                </text:list>
              </text:list-item>
              <text:list-item>
                <text:p text:style-name="P6"><text:span text:style-name="T2">ItemizedOverlay</text:span><text:span text:style-name="T2"><text:tab/></text:span></text:p>
                <text:list>
                  <text:list-item>
                    <text:p text:style-name="P6"><text:span text:style-name="T2">For displaying modest number of discrete points on the map, with marker imag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Map Overlays</text:p>
          </draw:text-box>
        </draw:frame>
        <draw:frame presentation:style-name="pr6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tep #1: Extend ItemizedOverlay</text:span></text:p>
              </text:list-item>
              <text:list-item>
                <text:p text:style-name="P6"><text:span text:style-name="T2">Step #2: Populate OverlayItem Instances</text:span></text:p>
                <text:list>
                  <text:list-item>
                    <text:p text:style-name="P4"><text:span text:style-name="T2">Provides GeoPoints for location, plus name</text:span></text:p>
                  </text:list-item>
                  <text:list-item>
                    <text:p text:style-name="P4"><text:span text:style-name="T2">Put them in your own collection</text:span></text:p>
                  </text:list-item>
                  <text:list-item>
                    <text:p text:style-name="P4"><text:span text:style-name="T2">Call </text:span><text:span text:style-name="T4">populate()</text:span><text:span text:style-name="T2"> on overlay when don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Map Overlays</text:p>
          </draw:text-box>
        </draw:frame>
        <draw:frame presentation:style-name="pr6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tep #3: Override Critical Methods</text:span></text:p>
                <text:list>
                  <text:list-item>
                    <text:p text:style-name="P6"><text:span text:style-name="T4">size()</text:span><text:span text:style-name="T5"> returns number of items</text:span></text:p>
                  </text:list-item>
                  <text:list-item>
                    <text:p text:style-name="P4"><text:span text:style-name="T4">createItem()</text:span><text:span text:style-name="T2"> returns OverlayItem given index</text:span></text:p>
                  </text:list-item>
                </text:list>
              </text:list-item>
              <text:list-item>
                <text:p text:style-name="P4"><text:span text:style-name="T2">Step #4: Optionally Control the Drawing</text:span></text:p>
                <text:list>
                  <text:list-item>
                    <text:p text:style-name="P4"><text:span text:style-name="T2">You provide a push-pin Drawable in Overlay constructor</text:span></text:p>
                  </text:list-item>
                  <text:list-item>
                    <text:p text:style-name="P4"><text:span text:style-name="T2">Can override </text:span><text:span text:style-name="T4">draw()</text:span><text:span text:style-name="T2"> to change behavio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Map Overlays</text:p>
          </draw:text-box>
        </draw:frame>
        <draw:frame presentation:style-name="pr6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tep #5: Optionally Do Something On a Tap</text:span></text:p>
                <text:list>
                  <text:list-item>
                    <text:p text:style-name="P4"><text:span text:style-name="T2">Override </text:span><text:span text:style-name="T4">onTap()</text:span><text:span text:style-name="T2"> to take action when user taps a pin</text:span></text:p>
                  </text:list-item>
                  <text:list-item>
                    <text:p text:style-name="P4"><text:span text:style-name="T2">Warning: You are on the main application thread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8.214cm" svg:height="6.16cm" svg:x="2.168cm" svg:y="3.429cm"/>
      <draw:page-thumbnail draw:layer="backgroundobjects" svg:width="8.214cm" svg:height="6.16cm" svg:x="2.168cm" svg:y="10.889cm"/>
      <draw:page-thumbnail draw:layer="backgroundobjects" svg:width="8.214cm" svg:height="6.16cm" svg:x="2.168cm" svg:y="18.349cm"/>
      <draw:page-thumbnail draw:layer="backgroundobjects" svg:width="8.214cm" svg:height="6.16cm" svg:x="11.383cm" svg:y="3.429cm"/>
      <draw:page-thumbnail draw:layer="backgroundobjects" svg:width="8.214cm" svg:height="6.16cm" svg:x="11.383cm" svg:y="10.889cm"/>
      <draw:page-thumbnail draw:layer="backgroundobjects" svg:width="8.214cm" svg:height="6.16cm" svg:x="11.383cm" svg:y="18.349cm"/>
    </style:handout-master>
    <style:master-page style:name="chalkboard" style:page-layout-name="PM1" draw:style-name="Mdp1">
      <office:forms form:automatic-focus="false" form:apply-design-mode="false"/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office:forms form:automatic-focus="false" form:apply-design-mode="false"/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date>2011-08-18T18:39:38</dc:date>
    <meta:printed-by>Mark Murphy</meta:printed-by>
    <meta:print-date>2011-08-18T18:39:37</meta:print-date>
    <dc:language>en-US</dc:language>
    <meta:editing-cycles>61</meta:editing-cycles>
    <meta:editing-duration>PT5H23M39S</meta:editing-duration>
    <dc:creator>Mark Murphy</dc:creator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